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1D00000050FBB8A599970F3CAE.png" manifest:media-type="image/png"/>
  <manifest:file-entry manifest:full-path="Pictures/10000000000000EC00000235DC2692439A7616EE.png" manifest:media-type="image/png"/>
  <manifest:file-entry manifest:full-path="Pictures/100002010000042200000098867BFA9F3EB7C7AD.png" manifest:media-type="image/png"/>
  <manifest:file-entry manifest:full-path="Pictures/1000020100000422000000A2277504F30A810755.png" manifest:media-type="image/png"/>
  <manifest:file-entry manifest:full-path="Pictures/100002010000078000000266837337D05F92374B.png" manifest:media-type="image/png"/>
  <manifest:file-entry manifest:full-path="Pictures/1000020100000259000000CBF84DD856A652DBAB.png" manifest:media-type="image/png"/>
  <manifest:file-entry manifest:full-path="Pictures/10000000000001A90000016C23CC2867380C5A8E.png" manifest:media-type="image/png"/>
  <manifest:file-entry manifest:full-path="Pictures/1000020100000422000000B2B43F3309F5F5EA0B.png" manifest:media-type="image/png"/>
  <manifest:file-entry manifest:full-path="Pictures/10000000000000FB0000011A8FEA17435C4C0761.png" manifest:media-type="image/png"/>
  <manifest:file-entry manifest:full-path="Pictures/100002010000011F000002270A6CB6894CCC63A6.png" manifest:media-type="image/png"/>
  <manifest:file-entry manifest:full-path="Pictures/100000000000014700000150A9796676A1F93428.png" manifest:media-type="image/png"/>
  <manifest:file-entry manifest:full-path="Pictures/10000201000002E2000000D100800F126DBF6B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notes">
      <style:graphic-properties draw:fill-color="#ffffff" draw:auto-grow-height="true" fo:min-height="13.364cm"/>
    </style:style>
    <style:style style:name="pr5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thrthrthrt</text:p>
          </draw:text-box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draw:style-name="gr2" draw:text-style-name="P2" draw:layer="layout" svg:width="10.39cm" svg:height="3.509cm" svg:x="16.81cm" svg:y="0.383cm">
          <draw:image xlink:href="Pictures/1000020100000259000000CBF84DD856A652DBAB.png" xlink:type="simple" xlink:show="embed" xlink:actuate="onLoad" loext:mime-type="image/png">
            <text:p/>
          </draw:image>
        </draw:frame>
        <draw:frame draw:style-name="gr3" draw:text-style-name="P3" draw:layer="layout" svg:width="6.243cm" svg:height="14.948cm" svg:x="0.858cm" svg:y="3.052cm">
          <draw:image xlink:href="Pictures/10000000000000EC00000235DC2692439A7616EE.png" xlink:type="simple" xlink:show="embed" xlink:actuate="onLoad" loext:mime-type="image/png">
            <text:p/>
          </draw:image>
        </draw:frame>
        <draw:frame draw:style-name="gr3" draw:text-style-name="P3" draw:layer="layout" svg:width="7.593cm" svg:height="14.578cm" svg:x="10.501cm" svg:y="1.928cm">
          <draw:image xlink:href="Pictures/100002010000011F000002270A6CB6894CCC63A6.png" xlink:type="simple" xlink:show="embed" xlink:actuate="onLoad" loext:mime-type="image/png">
            <text:p/>
          </draw:image>
        </draw:frame>
        <draw:frame draw:style-name="gr3" draw:text-style-name="P3" draw:layer="layout" svg:width="5.2cm" svg:height="5.843cm" svg:x="6.1cm" svg:y="10.858cm">
          <draw:image xlink:href="Pictures/10000000000000FB0000011A8FEA17435C4C0761.png" xlink:type="simple" xlink:show="embed" xlink:actuate="onLoad" loext:mime-type="image/png">
            <text:p/>
          </draw:image>
        </draw:frame>
        <draw:frame draw:style-name="gr3" draw:text-style-name="P3" draw:layer="layout" svg:width="8.651cm" svg:height="8.889cm" svg:x="17.749cm" svg:y="3.911cm">
          <draw:image xlink:href="Pictures/100000000000014700000150A9796676A1F93428.png" xlink:type="simple" xlink:show="embed" xlink:actuate="onLoad" loext:mime-type="image/png">
            <text:p/>
          </draw:image>
        </draw:frame>
        <draw:frame draw:style-name="gr3" draw:text-style-name="P3" draw:layer="layout" svg:width="7.9cm" svg:height="6.766cm" svg:x="19.5cm" svg:y="12.8cm">
          <draw:image xlink:href="Pictures/10000000000001A90000016C23CC2867380C5A8E.png" xlink:type="simple" xlink:show="embed" xlink:actuate="onLoad" loext:mime-type="image/png">
            <text:p/>
          </draw:image>
        </draw:frame>
        <draw:frame draw:style-name="gr2" draw:text-style-name="P2" draw:layer="layout" svg:width="7.158cm" svg:height="2.289cm" svg:x="0.442cm" svg:y="1.232cm">
          <draw:image xlink:href="Pictures/100002010000078000000266837337D05F9237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draw:style-name="gr2" draw:text-style-name="P2" draw:layer="layout" svg:width="19.525cm" svg:height="5.529cm" svg:x="3.842cm" svg:y="6.461cm">
          <draw:image xlink:href="Pictures/10000201000002E2000000D100800F126DBF6B84.png" xlink:type="simple" xlink:show="embed" xlink:actuate="onLoad" loext:mime-type="image/png">
            <text:p/>
          </draw:image>
        </draw:frame>
        <draw:frame draw:style-name="gr2" draw:text-style-name="P2" draw:layer="layout" svg:width="7.54cm" svg:height="2.116cm" svg:x="2.172cm" svg:y="2.15cm">
          <draw:image xlink:href="Pictures/100002010000011D00000050FBB8A599970F3CA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12:58:47.234000000</meta:creation-date>
    <meta:editing-duration>PT31M24S</meta:editing-duration>
    <meta:editing-cycles>5</meta:editing-cycles>
    <meta:generator>LibreOffice/6.2.5.2$Linux_X86_64 LibreOffice_project/20$Build-2</meta:generator>
    <dc:title>Beehive</dc:title>
    <dc:date>2019-07-30T21:28:52.145891740</dc:date>
    <meta:document-statistic meta:object-count="52"/>
  </office:meta>
</office:document-meta>
</file>